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e68b3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officeooo:rsid="000d41e4"/>
    </style:style>
    <style:style style:name="T9" style:family="text">
      <style:text-properties officeooo:rsid="00024720"/>
    </style:style>
    <style:style style:name="T10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5 – </text:span><text:span text:style-name="T7">Bioformats, Metadata, Scale bar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3">Identify whether metadata was correctly read and interpret image properties</text:p>
        </text:list-item>
        <text:list-item>
          <text:p text:style-name="P13">Use image calibration and scale bars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5:02.941100149</dc:date>
    <meta:editing-duration>P1DT1H43M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8" meta:character-count="189" meta:non-whitespace-character-count="167"/>
  </office:meta>
</office:document-meta>
</file>